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<text:s text:c="2"/>&lt;title&gt;Table Example&lt;/title&gt;</text:p>
      <text:p text:style-name="Standard">&lt;/head&gt;</text:p>
      <text:p text:style-name="Standard">&lt;body&gt;</text:p>
      <text:p text:style-name="Standard"><text:s text:c="2"/>&lt;table border="1"&gt;</text:p>
      <text:p text:style-name="Standard"><text:s text:c="4"/>&lt;tr&gt;</text:p>
      <text:p text:style-name="Standard"><text:s text:c="6"/>&lt;th&gt;Name&lt;/th&gt;</text:p>
      <text:p text:style-name="Standard"><text:s text:c="6"/>&lt;th&gt;Email&lt;/th&gt;</text:p>
      <text:p text:style-name="Standard"><text:s text:c="6"/>&lt;th&gt;CWID&lt;/th&gt;</text:p>
      <text:p text:style-name="Standard"><text:s text:c="6"/>&lt;th&gt;Hours Contributed&lt;/th&gt;</text:p>
      <text:p text:style-name="Standard"><text:s text:c="4"/>&lt;/tr&gt;</text:p>
      <text:p text:style-name="Standard"><text:s text:c="4"/>&lt;tr&gt;</text:p>
      <text:p text:style-name="Standard"><text:s text:c="6"/>&lt;td&gt;Evan Childers&lt;/td&gt;</text:p>
      <text:p text:style-name="Standard"><text:s text:c="6"/>&lt;td&gt;epchilders@crimson.ua.edu&lt;/td&gt;</text:p>
      <text:p text:style-name="Standard"><text:s text:c="6"/>&lt;td&gt;12225947&lt;/td&gt;</text:p>
      <text:p text:style-name="Standard"><text:s text:c="6"/>&lt;td&gt;4&lt;/td&gt;</text:p>
      <text:p text:style-name="Standard"><text:s text:c="4"/>&lt;/tr&gt;</text:p>
      <text:p text:style-name="Standard"><text:s text:c="4"/>&lt;tr&gt;</text:p>
      <text:p text:style-name="Standard"><text:s text:c="6"/>&lt;td&gt;Joesph Hampton&lt;/td&gt;</text:p>
      <text:p text:style-name="Standard"><text:s text:c="6"/>&lt;td&gt;jbhampton1@crimson.ua.edu&lt;/td&gt;</text:p>
      <text:p text:style-name="Standard"><text:s text:c="6"/>&lt;td&gt;12205044&lt;/td&gt;</text:p>
      <text:p text:style-name="Standard"><text:s text:c="6"/>&lt;td&gt;4&lt;/td&gt;</text:p>
      <text:p text:style-name="Standard"><text:s text:c="4"/>&lt;/tr&gt;</text:p>
      <text:p text:style-name="Standard"><text:s text:c="4"/>&lt;tr&gt;</text:p>
      <text:p text:style-name="Standard"><text:s text:c="6"/>&lt;td&gt;Sophia Kyemba&lt;/td&gt;</text:p>
      <text:p text:style-name="Standard"><text:s text:c="6"/>&lt;td&gt;snkyemba@crimson.ua.edu&lt;/td&gt;</text:p>
      <text:p text:style-name="Standard"><text:s text:c="6"/>&lt;td&gt;12217662&lt;/td&gt;</text:p>
      <text:p text:style-name="Standard"><text:s text:c="6"/>&lt;td&gt;4&lt;/td&gt;</text:p>
      <text:p text:style-name="Standard"><text:s text:c="3"/>&lt;/tr&gt;</text:p>
      <text:p text:style-name="Standard"><text:s text:c="3"/>&lt;tr&gt;</text:p>
      <text:p text:style-name="Standard"><text:s text:c="6"/>&lt;td&gt;Walter Mink&lt;/td&gt;</text:p>
      <text:p text:style-name="Standard"><text:s text:c="6"/>&lt;td&gt;wwmink@crimson.ua.edu&lt;/td&gt;</text:p>
      <text:p text:style-name="Standard"><text:s text:c="6"/>&lt;td&gt;12054656&lt;/td&gt;</text:p>
      <text:p text:style-name="Standard"><text:s text:c="6"/>&lt;td&gt;4&lt;/td&gt;</text:p>
      <text:p text:style-name="Standard"><text:s text:c="4"/>&lt;/tr&gt;</text:p>
      <text:p text:style-name="Standard"><text:s text:c="3"/>&lt;tr&gt;</text:p>
      <text:p text:style-name="Standard"><text:s text:c="6"/>&lt;td&gt;Rayshaun Dunklin&lt;/td&gt;</text:p>
      <text:p text:style-name="Standard"><text:s text:c="6"/>&lt;td&gt;rjdunklin@crimson.ua.edu&lt;/td&gt;</text:p>
      <text:p text:style-name="Standard"><text:s text:c="6"/>&lt;td&gt;11998444&lt;/td&gt;</text:p>
      <text:p text:style-name="Standard"><text:s text:c="6"/>&lt;td&gt;4&lt;/td&gt;</text:p>
      <text:p text:style-name="Standard"><text:s text:c="4"/>&lt;/tr&gt;</text:p>
      <text:p text:style-name="Standard"><text:s text:c="2"/>&lt;/table&gt;</text:p>
      <text:p text:style-name="Standard">&lt;style&gt;</text:p>
      <text:p text:style-name="Standard">table, th, td {</text:p>
      <text:p text:style-name="Standard"><text:s text:c="2"/>border:1px solid black;</text:p>
      <text:p text:style-name="Standard">}</text:p>
      <text:p text:style-name="Standard">&lt;/style&gt;</text:p>
      <text:p text:style-name="Standard"/>
      <text:p text:style-name="Standard">&lt;h2&gt;Team 6 Task Distribution Table&lt;/h2&gt;</text:p>
      <text:p text:style-name="Standard"/>
      <text:p text:style-name="Standard"><text:soft-page-break/>&lt;table style="width:100%"&gt;</text:p>
      <text:p text:style-name="Standard"><text:s text:c="2"/>&lt;tr&gt;</text:p>
      <text:p text:style-name="Standard"><text:s text:c="4"/>&lt;th&gt;Team Member&lt;/th&gt;</text:p>
      <text:p text:style-name="Standard"><text:s text:c="4"/>&lt;th&gt;Task Performed&lt;/th&gt;</text:p>
      <text:p text:style-name="Standard"><text:s text:c="4"/>&lt;th&gt;Percentage Contributed&lt;/th&gt;</text:p>
      <text:p text:style-name="Standard"><text:s text:c="2"/>&lt;/tr&gt;</text:p>
      <text:p text:style-name="Standard"><text:s text:c="2"/>&lt;tr&gt;</text:p>
      <text:p text:style-name="Standard"><text:s text:c="4"/>&lt;td&gt;Rayshaun Dunklin&lt;/td&gt;</text:p>
      <text:p text:style-name="Standard"><text:s text:c="4"/>&lt;td&gt;Provider Use Cases Activity Diagram&lt;/td&gt;</text:p>
      <text:p text:style-name="Standard"><text:s text:c="4"/>&lt;td&gt;16.6%&lt;/td&gt;</text:p>
      <text:p text:style-name="Standard"><text:s text:c="2"/>&lt;/tr&gt;</text:p>
      <text:p text:style-name="Standard"><text:s text:c="2"/>&lt;tr&gt;</text:p>
      <text:p text:style-name="Standard"><text:s text:c="4"/>&lt;td&gt;Joseph Hampton&lt;/td&gt;</text:p>
      <text:p text:style-name="Standard"><text:s text:c="4"/>&lt;td&gt;Provider Use Cases Activity Diagram and Paragraph&lt;/td&gt;</text:p>
      <text:p text:style-name="Standard"><text:s text:c="4"/>&lt;td&gt;16.6%&lt;/td&gt;</text:p>
      <text:p text:style-name="Standard"><text:s text:c="2"/>&lt;/tr&gt;</text:p>
      <text:p text:style-name="Standard">&lt;tr&gt;</text:p>
      <text:p text:style-name="Standard"><text:s text:c="4"/>&lt;td&gt;Walter Mink&lt;/td&gt;</text:p>
      <text:p text:style-name="Standard"><text:s text:c="4"/>&lt;td&gt;Stereotype Diagram&lt;/td&gt;</text:p>
      <text:p text:style-name="Standard"><text:s text:c="4"/>&lt;td&gt;16.6%&lt;/td&gt;</text:p>
      <text:p text:style-name="Standard"><text:s text:c="2"/>&lt;/tr&gt;</text:p>
      <text:p text:style-name="Standard"><text:s text:c="2"/>&lt;tr&gt;</text:p>
      <text:p text:style-name="Standard"><text:s text:c="4"/>&lt;td&gt;Sophia Kyemba&lt;/td&gt;</text:p>
      <text:p text:style-name="Standard"><text:s text:c="4"/>&lt;td&gt;Submitter and Operator Use Cases Activity Diagram&lt;/td&gt;</text:p>
      <text:p text:style-name="Standard"><text:s text:c="4"/>&lt;td&gt;16.6%&lt;/td&gt;</text:p>
      <text:p text:style-name="Standard"><text:s text:c="2"/>&lt;/tr&gt;</text:p>
      <text:p text:style-name="Standard"><text:s text:c="2"/>&lt;tr&gt;</text:p>
      <text:p text:style-name="Standard"><text:s text:c="4"/>&lt;td&gt;Evan Childers&lt;/td&gt;</text:p>
      <text:p text:style-name="Standard"><text:s text:c="4"/>&lt;td&gt;Main Activity Diagram&lt;/td&gt;</text:p>
      <text:p text:style-name="Standard"><text:s text:c="4"/>&lt;td&gt;16.6%&lt;/td&gt;</text:p>
      <text:p text:style-name="Standard"><text:s text:c="2"/>&lt;/tr&gt;</text:p>
      <text:p text:style-name="Standard"><text:s text:c="2"/>&lt;tr&gt;</text:p>
      <text:p text:style-name="Standard"><text:s text:c="4"/>&lt;td&gt;Emily Steinbach&lt;/td&gt;</text:p>
      <text:p text:style-name="Standard"><text:s text:c="4"/>&lt;td&gt;Manager Use Cases Activity Diagram&lt;/td&gt;</text:p>
      <text:p text:style-name="Standard"><text:s text:c="4"/>&lt;td&gt;16.6%&lt;/td&gt;</text:p>
      <text:p text:style-name="Standard"><text:s text:c="2"/>&lt;/tr&gt;</text:p>
      <text:p text:style-name="Standard">&lt;/table&gt;</text:p>
      <text:p text:style-name="Standard">&lt;br&gt;</text:p>
      <text:p text:style-name="Standard">&lt;!-- img src = "Steinbach_Activity_Diagram.png"&gt; --&gt;</text:p>
      <text:p text:style-name="Standard">&lt;br&gt;</text:p>
      <text:p text:style-name="Standard">&lt;!-- img src = "Steinbach_Stereotype.png"&gt; --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0S</meta:editing-duration>
    <meta:editing-cycles>3</meta:editing-cycles>
    <meta:generator>OpenOffice/4.1.13$Win32 OpenOffice.org_project/4113m1$Build-9810</meta:generator>
    <dc:date>2023-10-12T21:45:12.23</dc:date>
    <meta:document-statistic meta:table-count="0" meta:image-count="0" meta:object-count="0" meta:page-count="2" meta:paragraph-count="93" meta:word-count="156" meta:character-count="1795"/>
    <dc:creator>Emily Steinbach</dc:creator>
    <meta:user-defined meta:name="Info 1"/>
    <meta:user-defined meta:name="Info 2"/>
    <meta:user-defined meta:name="Info 3"/>
    <meta:user-defined meta:name="Info 4"/>
  </office:meta>
</office:document-meta>
</file>